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32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59:31 7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8886" calcext:value-type="float">
            <text:p>799,98886</text:p>
          </table:table-cell>
          <table:table-cell office:value-type="float" office:value="1059" calcext:value-type="float">
            <text:p>1059</text:p>
          </table:table-cell>
          <table:table-cell office:value-type="float" office:value="5750" calcext:value-type="float">
            <text:p>5750</text:p>
          </table:table-cell>
          <table:table-cell table:number-columns-repeated="2"/>
          <table:table-cell table:formula="of:=AVERAGE([.C2:.C2010])" office:value-type="float" office:value="1074.93857493858" calcext:value-type="float">
            <text:p>1074,9385749386</text:p>
          </table:table-cell>
          <table:table-cell table:formula="of:=AVERAGE([.D2:.D2010])" office:value-type="float" office:value="5767.10565110565" calcext:value-type="float">
            <text:p>5767,10565110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343" calcext:value-type="float">
            <text:p>900,0343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2"/>
          <table:table-cell table:formula="of:=COM.MICROSOFT.STDEV.P([.C2:.C2010])" office:value-type="float" office:value="15.9364111372292" calcext:value-type="float">
            <text:p>15,9364111372</text:p>
          </table:table-cell>
          <table:table-cell table:formula="of:=COM.MICROSOFT.STDEV.P([.D2:.D2010])" office:value-type="float" office:value="6.66253174434206" calcext:value-type="float">
            <text:p>6,66253174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2392" calcext:value-type="float">
            <text:p>1000,02392</text:p>
          </table:table-cell>
          <table:table-cell office:value-type="float" office:value="1062" calcext:value-type="float">
            <text:p>106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9704" calcext:value-type="float">
            <text:p>1099,99704</text:p>
          </table:table-cell>
          <table:table-cell office:value-type="float" office:value="1078" calcext:value-type="float">
            <text:p>1078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9686" calcext:value-type="float">
            <text:p>1199,99686</text:p>
          </table:table-cell>
          <table:table-cell office:value-type="float" office:value="1066" calcext:value-type="float">
            <text:p>1066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9356" calcext:value-type="float">
            <text:p>1299,99356</text:p>
          </table:table-cell>
          <table:table-cell office:value-type="float" office:value="1104" calcext:value-type="float">
            <text:p>110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0236" calcext:value-type="float">
            <text:p>1400,00236</text:p>
          </table:table-cell>
          <table:table-cell office:value-type="float" office:value="1041" calcext:value-type="float">
            <text:p>104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8724" calcext:value-type="float">
            <text:p>1499,98724</text:p>
          </table:table-cell>
          <table:table-cell office:value-type="float" office:value="1090" calcext:value-type="float">
            <text:p>1090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9898" calcext:value-type="float">
            <text:p>1599,99898</text:p>
          </table:table-cell>
          <table:table-cell office:value-type="float" office:value="1073" calcext:value-type="float">
            <text:p>107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8632" calcext:value-type="float">
            <text:p>1699,98632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8948" calcext:value-type="float">
            <text:p>1799,98948</text:p>
          </table:table-cell>
          <table:table-cell office:value-type="float" office:value="1061" calcext:value-type="float">
            <text:p>106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1322" calcext:value-type="float">
            <text:p>1900,01322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4196" calcext:value-type="float">
            <text:p>2000,04196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936" calcext:value-type="float">
            <text:p>2099,9936</text:p>
          </table:table-cell>
          <table:table-cell office:value-type="float" office:value="1075" calcext:value-type="float">
            <text:p>1075</text:p>
          </table:table-cell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8936" calcext:value-type="float">
            <text:p>2199,98936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892" calcext:value-type="float">
            <text:p>2299,9892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5422" calcext:value-type="float">
            <text:p>2400,05422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8784" calcext:value-type="float">
            <text:p>2499,98784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8336" calcext:value-type="float">
            <text:p>2599,98336</text:p>
          </table:table-cell>
          <table:table-cell office:value-type="float" office:value="1076" calcext:value-type="float">
            <text:p>1076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0444" calcext:value-type="float">
            <text:p>2700,00444</text:p>
          </table:table-cell>
          <table:table-cell office:value-type="float" office:value="1088" calcext:value-type="float">
            <text:p>1088</text:p>
          </table:table-cell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2404" calcext:value-type="float">
            <text:p>2800,02404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0098" calcext:value-type="float">
            <text:p>2900,00098</text:p>
          </table:table-cell>
          <table:table-cell office:value-type="float" office:value="1082" calcext:value-type="float">
            <text:p>1082</text:p>
          </table:table-cell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8868" calcext:value-type="float">
            <text:p>2999,98868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9496" calcext:value-type="float">
            <text:p>3099,99496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2724" calcext:value-type="float">
            <text:p>3200,02724</text:p>
          </table:table-cell>
          <table:table-cell office:value-type="float" office:value="1062" calcext:value-type="float">
            <text:p>106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9324" calcext:value-type="float">
            <text:p>3299,99324</text:p>
          </table:table-cell>
          <table:table-cell office:value-type="float" office:value="1071" calcext:value-type="float">
            <text:p>107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947" calcext:value-type="float">
            <text:p>3399,9947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8104" calcext:value-type="float">
            <text:p>3499,9810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9122" calcext:value-type="float">
            <text:p>3599,99122</text:p>
          </table:table-cell>
          <table:table-cell office:value-type="float" office:value="1061" calcext:value-type="float">
            <text:p>106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9022" calcext:value-type="float">
            <text:p>3699,99022</text:p>
          </table:table-cell>
          <table:table-cell office:value-type="float" office:value="1074" calcext:value-type="float">
            <text:p>107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9192" calcext:value-type="float">
            <text:p>3799,99192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9372" calcext:value-type="float">
            <text:p>3899,99372</text:p>
          </table:table-cell>
          <table:table-cell office:value-type="float" office:value="1076" calcext:value-type="float">
            <text:p>107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9018" calcext:value-type="float">
            <text:p>3999,99018</text:p>
          </table:table-cell>
          <table:table-cell office:value-type="float" office:value="1072" calcext:value-type="float">
            <text:p>107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9582" calcext:value-type="float">
            <text:p>4099,99582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1772" calcext:value-type="float">
            <text:p>4200,01772</text:p>
          </table:table-cell>
          <table:table-cell office:value-type="float" office:value="1082" calcext:value-type="float">
            <text:p>108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8438" calcext:value-type="float">
            <text:p>4299,98438</text:p>
          </table:table-cell>
          <table:table-cell office:value-type="float" office:value="1075" calcext:value-type="float">
            <text:p>1075</text:p>
          </table:table-cell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2036" calcext:value-type="float">
            <text:p>4400,02036</text:p>
          </table:table-cell>
          <table:table-cell office:value-type="float" office:value="1091" calcext:value-type="float">
            <text:p>1091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8784" calcext:value-type="float">
            <text:p>4499,98784</text:p>
          </table:table-cell>
          <table:table-cell office:value-type="float" office:value="1071" calcext:value-type="float">
            <text:p>107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8748" calcext:value-type="float">
            <text:p>4599,98748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1198" calcext:value-type="float">
            <text:p>4700,01198</text:p>
          </table:table-cell>
          <table:table-cell office:value-type="float" office:value="1077" calcext:value-type="float">
            <text:p>1077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44" calcext:value-type="float">
            <text:p>4800,044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8108" calcext:value-type="float">
            <text:p>4899,98108</text:p>
          </table:table-cell>
          <table:table-cell office:value-type="float" office:value="1072" calcext:value-type="float">
            <text:p>107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8954" calcext:value-type="float">
            <text:p>4999,98954</text:p>
          </table:table-cell>
          <table:table-cell office:value-type="float" office:value="1105" calcext:value-type="float">
            <text:p>110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2062" calcext:value-type="float">
            <text:p>5100,02062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99.99964" calcext:value-type="float">
            <text:p>5199,99964</text:p>
          </table:table-cell>
          <table:table-cell office:value-type="float" office:value="1089" calcext:value-type="float">
            <text:p>1089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9298" calcext:value-type="float">
            <text:p>5299,99298</text:p>
          </table:table-cell>
          <table:table-cell office:value-type="float" office:value="1041" calcext:value-type="float">
            <text:p>104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2632" calcext:value-type="float">
            <text:p>5400,02632</text:p>
          </table:table-cell>
          <table:table-cell office:value-type="float" office:value="1090" calcext:value-type="float">
            <text:p>1090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0166" calcext:value-type="float">
            <text:p>5500,00166</text:p>
          </table:table-cell>
          <table:table-cell office:value-type="float" office:value="1043" calcext:value-type="float">
            <text:p>104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8266" calcext:value-type="float">
            <text:p>5599,98266</text:p>
          </table:table-cell>
          <table:table-cell office:value-type="float" office:value="1078" calcext:value-type="float">
            <text:p>107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9002" calcext:value-type="float">
            <text:p>5699,99002</text:p>
          </table:table-cell>
          <table:table-cell office:value-type="float" office:value="1075" calcext:value-type="float">
            <text:p>1075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089" calcext:value-type="float">
            <text:p>5800,0089</text:p>
          </table:table-cell>
          <table:table-cell office:value-type="float" office:value="1062" calcext:value-type="float">
            <text:p>106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9118" calcext:value-type="float">
            <text:p>5899,9911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859" calcext:value-type="float">
            <text:p>5999,9859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9448" calcext:value-type="float">
            <text:p>6099,99448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938" calcext:value-type="float">
            <text:p>6199,9938</text:p>
          </table:table-cell>
          <table:table-cell office:value-type="float" office:value="1075" calcext:value-type="float">
            <text:p>1075</text:p>
          </table:table-cell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0694" calcext:value-type="float">
            <text:p>6300,00694</text:p>
          </table:table-cell>
          <table:table-cell office:value-type="float" office:value="1047" calcext:value-type="float">
            <text:p>1047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942" calcext:value-type="float">
            <text:p>6399,9942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228" calcext:value-type="float">
            <text:p>6499,99228</text:p>
          </table:table-cell>
          <table:table-cell office:value-type="float" office:value="1076" calcext:value-type="float">
            <text:p>1076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3368" calcext:value-type="float">
            <text:p>6600,03368</text:p>
          </table:table-cell>
          <table:table-cell office:value-type="float" office:value="1045" calcext:value-type="float">
            <text:p>1045</text:p>
          </table:table-cell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0688" calcext:value-type="float">
            <text:p>6700,00688</text:p>
          </table:table-cell>
          <table:table-cell office:value-type="float" office:value="1073" calcext:value-type="float">
            <text:p>107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9272" calcext:value-type="float">
            <text:p>6799,99272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886" calcext:value-type="float">
            <text:p>6899,9886</text:p>
          </table:table-cell>
          <table:table-cell office:value-type="float" office:value="1109" calcext:value-type="float">
            <text:p>110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125" calcext:value-type="float">
            <text:p>7000,0125</text:p>
          </table:table-cell>
          <table:table-cell office:value-type="float" office:value="1060" calcext:value-type="float">
            <text:p>1060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9834" calcext:value-type="float">
            <text:p>7099,99834</text:p>
          </table:table-cell>
          <table:table-cell office:value-type="float" office:value="1110" calcext:value-type="float">
            <text:p>111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1886" calcext:value-type="float">
            <text:p>7200,01886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979" calcext:value-type="float">
            <text:p>7299,9979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8704" calcext:value-type="float">
            <text:p>7399,98704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8636" calcext:value-type="float">
            <text:p>7499,98636</text:p>
          </table:table-cell>
          <table:table-cell office:value-type="float" office:value="1081" calcext:value-type="float">
            <text:p>108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68" calcext:value-type="float">
            <text:p>7599,9968</text:p>
          </table:table-cell>
          <table:table-cell office:value-type="float" office:value="1087" calcext:value-type="float">
            <text:p>1087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1038" calcext:value-type="float">
            <text:p>7700,01038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909" calcext:value-type="float">
            <text:p>7799,9909</text:p>
          </table:table-cell>
          <table:table-cell office:value-type="float" office:value="1108" calcext:value-type="float">
            <text:p>110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4816" calcext:value-type="float">
            <text:p>7900,0481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9972" calcext:value-type="float">
            <text:p>7999,99972</text:p>
          </table:table-cell>
          <table:table-cell office:value-type="float" office:value="1059" calcext:value-type="float">
            <text:p>1059</text:p>
          </table:table-cell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8494" calcext:value-type="float">
            <text:p>8099,9849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8336" calcext:value-type="float">
            <text:p>8199,98336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926" calcext:value-type="float">
            <text:p>8299,9926</text:p>
          </table:table-cell>
          <table:table-cell office:value-type="float" office:value="1071" calcext:value-type="float">
            <text:p>1071</text:p>
          </table:table-cell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8508" calcext:value-type="float">
            <text:p>8399,98508</text:p>
          </table:table-cell>
          <table:table-cell office:value-type="float" office:value="1076" calcext:value-type="float">
            <text:p>107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8598" calcext:value-type="float">
            <text:p>8499,98598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1202" calcext:value-type="float">
            <text:p>8600,01202</text:p>
          </table:table-cell>
          <table:table-cell office:value-type="float" office:value="1041" calcext:value-type="float">
            <text:p>104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8846" calcext:value-type="float">
            <text:p>8699,98846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0264" calcext:value-type="float">
            <text:p>8800,00264</text:p>
          </table:table-cell>
          <table:table-cell office:value-type="float" office:value="1051" calcext:value-type="float">
            <text:p>105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9212" calcext:value-type="float">
            <text:p>8899,99212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4366" calcext:value-type="float">
            <text:p>9000,04366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9336" calcext:value-type="float">
            <text:p>9099,99336</text:p>
          </table:table-cell>
          <table:table-cell office:value-type="float" office:value="1076" calcext:value-type="float">
            <text:p>107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8408" calcext:value-type="float">
            <text:p>9199,98408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0522" calcext:value-type="float">
            <text:p>9300,00522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8936" calcext:value-type="float">
            <text:p>9399,98936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504" calcext:value-type="float">
            <text:p>9500,00504</text:p>
          </table:table-cell>
          <table:table-cell office:value-type="float" office:value="1091" calcext:value-type="float">
            <text:p>1091</text:p>
          </table:table-cell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9292" calcext:value-type="float">
            <text:p>9599,99292</text:p>
          </table:table-cell>
          <table:table-cell office:value-type="float" office:value="1059" calcext:value-type="float">
            <text:p>1059</text:p>
          </table:table-cell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9348" calcext:value-type="float">
            <text:p>9699,99348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8444" calcext:value-type="float">
            <text:p>9799,98444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2498" calcext:value-type="float">
            <text:p>9900,02498</text:p>
          </table:table-cell>
          <table:table-cell office:value-type="float" office:value="1043" calcext:value-type="float">
            <text:p>104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921" calcext:value-type="float">
            <text:p>9999,9921</text:p>
          </table:table-cell>
          <table:table-cell office:value-type="float" office:value="1062" calcext:value-type="float">
            <text:p>1062</text:p>
          </table:table-cell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1236" calcext:value-type="float">
            <text:p>10100,01236</text:p>
          </table:table-cell>
          <table:table-cell office:value-type="float" office:value="1056" calcext:value-type="float">
            <text:p>105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9314" calcext:value-type="float">
            <text:p>10199,99314</text:p>
          </table:table-cell>
          <table:table-cell office:value-type="float" office:value="1074" calcext:value-type="float">
            <text:p>107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1858" calcext:value-type="float">
            <text:p>10300,01858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0792" calcext:value-type="float">
            <text:p>10400,00792</text:p>
          </table:table-cell>
          <table:table-cell office:value-type="float" office:value="1079" calcext:value-type="float">
            <text:p>1079</text:p>
          </table:table-cell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9424" calcext:value-type="float">
            <text:p>10499,9942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9718" calcext:value-type="float">
            <text:p>10599,99718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889" calcext:value-type="float">
            <text:p>10699,9889</text:p>
          </table:table-cell>
          <table:table-cell office:value-type="float" office:value="1089" calcext:value-type="float">
            <text:p>108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8914" calcext:value-type="float">
            <text:p>10799,9891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8868" calcext:value-type="float">
            <text:p>10899,98868</text:p>
          </table:table-cell>
          <table:table-cell office:value-type="float" office:value="1076" calcext:value-type="float">
            <text:p>107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1594" calcext:value-type="float">
            <text:p>11000,01594</text:p>
          </table:table-cell>
          <table:table-cell office:value-type="float" office:value="1108" calcext:value-type="float">
            <text:p>110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0342" calcext:value-type="float">
            <text:p>11100,00342</text:p>
          </table:table-cell>
          <table:table-cell office:value-type="float" office:value="1108" calcext:value-type="float">
            <text:p>110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8742" calcext:value-type="float">
            <text:p>11199,98742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8718" calcext:value-type="float">
            <text:p>11299,98718</text:p>
          </table:table-cell>
          <table:table-cell office:value-type="float" office:value="1083" calcext:value-type="float">
            <text:p>108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0506" calcext:value-type="float">
            <text:p>11400,00506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2018" calcext:value-type="float">
            <text:p>11500,02018</text:p>
          </table:table-cell>
          <table:table-cell office:value-type="float" office:value="1086" calcext:value-type="float">
            <text:p>108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8158" calcext:value-type="float">
            <text:p>11599,98158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9158" calcext:value-type="float">
            <text:p>11699,99158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6552" calcext:value-type="float">
            <text:p>11800,06552</text:p>
          </table:table-cell>
          <table:table-cell office:value-type="float" office:value="1079" calcext:value-type="float">
            <text:p>107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9536" calcext:value-type="float">
            <text:p>11899,99536</text:p>
          </table:table-cell>
          <table:table-cell office:value-type="float" office:value="1058" calcext:value-type="float">
            <text:p>1058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984" calcext:value-type="float">
            <text:p>11999,998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9804" calcext:value-type="float">
            <text:p>12099,99804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147" calcext:value-type="float">
            <text:p>12200,0147</text:p>
          </table:table-cell>
          <table:table-cell office:value-type="float" office:value="1074" calcext:value-type="float">
            <text:p>107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8372" calcext:value-type="float">
            <text:p>12299,98372</text:p>
          </table:table-cell>
          <table:table-cell office:value-type="float" office:value="1079" calcext:value-type="float">
            <text:p>107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8988" calcext:value-type="float">
            <text:p>12399,98988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0326" calcext:value-type="float">
            <text:p>12500,00326</text:p>
          </table:table-cell>
          <table:table-cell office:value-type="float" office:value="1063" calcext:value-type="float">
            <text:p>1063</text:p>
          </table:table-cell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1256" calcext:value-type="float">
            <text:p>12600,01256</text:p>
          </table:table-cell>
          <table:table-cell office:value-type="float" office:value="1092" calcext:value-type="float">
            <text:p>1092</text:p>
          </table:table-cell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2962" calcext:value-type="float">
            <text:p>12700,02962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9366" calcext:value-type="float">
            <text:p>12799,99366</text:p>
          </table:table-cell>
          <table:table-cell office:value-type="float" office:value="1063" calcext:value-type="float">
            <text:p>106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068" calcext:value-type="float">
            <text:p>12899,99068</text:p>
          </table:table-cell>
          <table:table-cell office:value-type="float" office:value="1059" calcext:value-type="float">
            <text:p>1059</text:p>
          </table:table-cell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9608" calcext:value-type="float">
            <text:p>12999,99608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8328" calcext:value-type="float">
            <text:p>13099,9832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9552" calcext:value-type="float">
            <text:p>13199,99552</text:p>
          </table:table-cell>
          <table:table-cell office:value-type="float" office:value="1071" calcext:value-type="float">
            <text:p>107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2018" calcext:value-type="float">
            <text:p>13300,02018</text:p>
          </table:table-cell>
          <table:table-cell office:value-type="float" office:value="1093" calcext:value-type="float">
            <text:p>109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8378" calcext:value-type="float">
            <text:p>13399,98378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0098" calcext:value-type="float">
            <text:p>13500,00098</text:p>
          </table:table-cell>
          <table:table-cell office:value-type="float" office:value="1090" calcext:value-type="float">
            <text:p>1090</text:p>
          </table:table-cell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3066" calcext:value-type="float">
            <text:p>13600,03066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8522" calcext:value-type="float">
            <text:p>13699,98522</text:p>
          </table:table-cell>
          <table:table-cell office:value-type="float" office:value="1088" calcext:value-type="float">
            <text:p>1088</text:p>
          </table:table-cell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1792" calcext:value-type="float">
            <text:p>13800,01792</text:p>
          </table:table-cell>
          <table:table-cell office:value-type="float" office:value="1079" calcext:value-type="float">
            <text:p>107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944" calcext:value-type="float">
            <text:p>13899,9944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8854" calcext:value-type="float">
            <text:p>13999,98854</text:p>
          </table:table-cell>
          <table:table-cell office:value-type="float" office:value="1080" calcext:value-type="float">
            <text:p>1080</text:p>
          </table:table-cell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938" calcext:value-type="float">
            <text:p>14099,9938</text:p>
          </table:table-cell>
          <table:table-cell office:value-type="float" office:value="1109" calcext:value-type="float">
            <text:p>110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5546" calcext:value-type="float">
            <text:p>14200,05546</text:p>
          </table:table-cell>
          <table:table-cell office:value-type="float" office:value="1109" calcext:value-type="float">
            <text:p>110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9636" calcext:value-type="float">
            <text:p>14299,9963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.01102" calcext:value-type="float">
            <text:p>14400,01102</text:p>
          </table:table-cell>
          <table:table-cell office:value-type="float" office:value="1071" calcext:value-type="float">
            <text:p>1071</text:p>
          </table:table-cell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0328" calcext:value-type="float">
            <text:p>14500,0032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.00872" calcext:value-type="float">
            <text:p>14600,00872</text:p>
          </table:table-cell>
          <table:table-cell office:value-type="float" office:value="1058" calcext:value-type="float">
            <text:p>1058</text:p>
          </table:table-cell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7906" calcext:value-type="float">
            <text:p>14699,97906</text:p>
          </table:table-cell>
          <table:table-cell office:value-type="float" office:value="1059" calcext:value-type="float">
            <text:p>1059</text:p>
          </table:table-cell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9078" calcext:value-type="float">
            <text:p>14799,99078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8174" calcext:value-type="float">
            <text:p>14899,98174</text:p>
          </table:table-cell>
          <table:table-cell office:value-type="float" office:value="1108" calcext:value-type="float">
            <text:p>1108</text:p>
          </table:table-cell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933" calcext:value-type="float">
            <text:p>14999,9933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037" calcext:value-type="float">
            <text:p>15100,0037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9642" calcext:value-type="float">
            <text:p>15199,99642</text:p>
          </table:table-cell>
          <table:table-cell office:value-type="float" office:value="1084" calcext:value-type="float">
            <text:p>1084</text:p>
          </table:table-cell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1356" calcext:value-type="float">
            <text:p>15300,01356</text:p>
          </table:table-cell>
          <table:table-cell office:value-type="float" office:value="1062" calcext:value-type="float">
            <text:p>106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9802" calcext:value-type="float">
            <text:p>15399,99802</text:p>
          </table:table-cell>
          <table:table-cell office:value-type="float" office:value="1107" calcext:value-type="float">
            <text:p>1107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9202" calcext:value-type="float">
            <text:p>15499,99202</text:p>
          </table:table-cell>
          <table:table-cell office:value-type="float" office:value="1095" calcext:value-type="float">
            <text:p>109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1548" calcext:value-type="float">
            <text:p>15600,01548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9254" calcext:value-type="float">
            <text:p>15699,99254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1294" calcext:value-type="float">
            <text:p>15800,01294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9904" calcext:value-type="float">
            <text:p>15899,99904</text:p>
          </table:table-cell>
          <table:table-cell office:value-type="float" office:value="1088" calcext:value-type="float">
            <text:p>1088</text:p>
          </table:table-cell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8802" calcext:value-type="float">
            <text:p>15999,98802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573" calcext:value-type="float">
            <text:p>16100,0573</text:p>
          </table:table-cell>
          <table:table-cell office:value-type="float" office:value="1105" calcext:value-type="float">
            <text:p>1105</text:p>
          </table:table-cell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873" calcext:value-type="float">
            <text:p>16199,9873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0978" calcext:value-type="float">
            <text:p>16300,00978</text:p>
          </table:table-cell>
          <table:table-cell office:value-type="float" office:value="1088" calcext:value-type="float">
            <text:p>1088</text:p>
          </table:table-cell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9812" calcext:value-type="float">
            <text:p>16399,99812</text:p>
          </table:table-cell>
          <table:table-cell office:value-type="float" office:value="1092" calcext:value-type="float">
            <text:p>1092</text:p>
          </table:table-cell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042" calcext:value-type="float">
            <text:p>16500,0042</text:p>
          </table:table-cell>
          <table:table-cell office:value-type="float" office:value="1084" calcext:value-type="float">
            <text:p>1084</text:p>
          </table:table-cell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9162" calcext:value-type="float">
            <text:p>16599,99162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8828" calcext:value-type="float">
            <text:p>16699,98828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8576" calcext:value-type="float">
            <text:p>16799,98576</text:p>
          </table:table-cell>
          <table:table-cell office:value-type="float" office:value="1060" calcext:value-type="float">
            <text:p>1060</text:p>
          </table:table-cell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8526" calcext:value-type="float">
            <text:p>16899,98526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9024" calcext:value-type="float">
            <text:p>16999,99024</text:p>
          </table:table-cell>
          <table:table-cell office:value-type="float" office:value="1090" calcext:value-type="float">
            <text:p>1090</text:p>
          </table:table-cell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869" calcext:value-type="float">
            <text:p>17099,9869</text:p>
          </table:table-cell>
          <table:table-cell office:value-type="float" office:value="1096" calcext:value-type="float">
            <text:p>1096</text:p>
          </table:table-cell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9226" calcext:value-type="float">
            <text:p>17199,99226</text:p>
          </table:table-cell>
          <table:table-cell office:value-type="float" office:value="1065" calcext:value-type="float">
            <text:p>1065</text:p>
          </table:table-cell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9064" calcext:value-type="float">
            <text:p>17299,99064</text:p>
          </table:table-cell>
          <table:table-cell office:value-type="float" office:value="1090" calcext:value-type="float">
            <text:p>1090</text:p>
          </table:table-cell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9506" calcext:value-type="float">
            <text:p>17399,99506</text:p>
          </table:table-cell>
          <table:table-cell office:value-type="float" office:value="1067" calcext:value-type="float">
            <text:p>1067</text:p>
          </table:table-cell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9988" calcext:value-type="float">
            <text:p>17499,99988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173" calcext:value-type="float">
            <text:p>17600,0173</text:p>
          </table:table-cell>
          <table:table-cell office:value-type="float" office:value="1081" calcext:value-type="float">
            <text:p>108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5568" calcext:value-type="float">
            <text:p>17700,05568</text:p>
          </table:table-cell>
          <table:table-cell office:value-type="float" office:value="1060" calcext:value-type="float">
            <text:p>1060</text:p>
          </table:table-cell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3994" calcext:value-type="float">
            <text:p>17800,03994</text:p>
          </table:table-cell>
          <table:table-cell office:value-type="float" office:value="1085" calcext:value-type="float">
            <text:p>1085</text:p>
          </table:table-cell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9218" calcext:value-type="float">
            <text:p>17899,99218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9822" calcext:value-type="float">
            <text:p>17999,99822</text:p>
          </table:table-cell>
          <table:table-cell office:value-type="float" office:value="1086" calcext:value-type="float">
            <text:p>1086</text:p>
          </table:table-cell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0066" calcext:value-type="float">
            <text:p>18100,00066</text:p>
          </table:table-cell>
          <table:table-cell office:value-type="float" office:value="1058" calcext:value-type="float">
            <text:p>1058</text:p>
          </table:table-cell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002" calcext:value-type="float">
            <text:p>18200,0002</text:p>
          </table:table-cell>
          <table:table-cell office:value-type="float" office:value="1076" calcext:value-type="float">
            <text:p>107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8038" calcext:value-type="float">
            <text:p>18299,98038</text:p>
          </table:table-cell>
          <table:table-cell office:value-type="float" office:value="1059" calcext:value-type="float">
            <text:p>1059</text:p>
          </table:table-cell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9856" calcext:value-type="float">
            <text:p>18399,99856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7084" calcext:value-type="float">
            <text:p>18500,07084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9226" calcext:value-type="float">
            <text:p>18599,9922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9072" calcext:value-type="float">
            <text:p>18699,99072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2088" calcext:value-type="float">
            <text:p>18800,02088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0862" calcext:value-type="float">
            <text:p>18900,00862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984" calcext:value-type="float">
            <text:p>18999,9984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9442" calcext:value-type="float">
            <text:p>19099,99442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9334" calcext:value-type="float">
            <text:p>19199,99334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9326" calcext:value-type="float">
            <text:p>19299,99326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9402" calcext:value-type="float">
            <text:p>19399,99402</text:p>
          </table:table-cell>
          <table:table-cell office:value-type="float" office:value="1094" calcext:value-type="float">
            <text:p>109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178" calcext:value-type="float">
            <text:p>19500,0178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863" calcext:value-type="float">
            <text:p>19599,9863</text:p>
          </table:table-cell>
          <table:table-cell office:value-type="float" office:value="1073" calcext:value-type="float">
            <text:p>107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1612" calcext:value-type="float">
            <text:p>19700,01612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9246" calcext:value-type="float">
            <text:p>19799,99246</text:p>
          </table:table-cell>
          <table:table-cell office:value-type="float" office:value="1064" calcext:value-type="float">
            <text:p>106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8644" calcext:value-type="float">
            <text:p>19899,9864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948" calcext:value-type="float">
            <text:p>19999,9948</text:p>
          </table:table-cell>
          <table:table-cell office:value-type="float" office:value="1116" calcext:value-type="float">
            <text:p>111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168" calcext:value-type="float">
            <text:p>20100,016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1808" calcext:value-type="float">
            <text:p>20200,0180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941" calcext:value-type="float">
            <text:p>20299,9941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9382" calcext:value-type="float">
            <text:p>20399,99382</text:p>
          </table:table-cell>
          <table:table-cell office:value-type="float" office:value="1085" calcext:value-type="float">
            <text:p>108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8626" calcext:value-type="float">
            <text:p>20499,98626</text:p>
          </table:table-cell>
          <table:table-cell office:value-type="float" office:value="1092" calcext:value-type="float">
            <text:p>1092</text:p>
          </table:table-cell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9348" calcext:value-type="float">
            <text:p>20599,99348</text:p>
          </table:table-cell>
          <table:table-cell office:value-type="float" office:value="1074" calcext:value-type="float">
            <text:p>107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21" calcext:value-type="float">
            <text:p>20700,021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3" calcext:value-type="float">
            <text:p>20800,003</text:p>
          </table:table-cell>
          <table:table-cell office:value-type="float" office:value="1083" calcext:value-type="float">
            <text:p>108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9546" calcext:value-type="float">
            <text:p>20899,9954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8938" calcext:value-type="float">
            <text:p>20999,98938</text:p>
          </table:table-cell>
          <table:table-cell office:value-type="float" office:value="1083" calcext:value-type="float">
            <text:p>108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098" calcext:value-type="float">
            <text:p>21100,009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8952" calcext:value-type="float">
            <text:p>21199,98952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2264" calcext:value-type="float">
            <text:p>21300,02264</text:p>
          </table:table-cell>
          <table:table-cell office:value-type="float" office:value="1051" calcext:value-type="float">
            <text:p>105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883" calcext:value-type="float">
            <text:p>21399,9883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892" calcext:value-type="float">
            <text:p>21499,9892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8674" calcext:value-type="float">
            <text:p>21599,98674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8882" calcext:value-type="float">
            <text:p>21699,98882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9138" calcext:value-type="float">
            <text:p>21799,99138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318" calcext:value-type="float">
            <text:p>21899,9931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0124" calcext:value-type="float">
            <text:p>22000,00124</text:p>
          </table:table-cell>
          <table:table-cell office:value-type="float" office:value="1065" calcext:value-type="float">
            <text:p>106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8546" calcext:value-type="float">
            <text:p>22099,98546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8616" calcext:value-type="float">
            <text:p>22199,98616</text:p>
          </table:table-cell>
          <table:table-cell office:value-type="float" office:value="1086" calcext:value-type="float">
            <text:p>108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1478" calcext:value-type="float">
            <text:p>22300,01478</text:p>
          </table:table-cell>
          <table:table-cell office:value-type="float" office:value="1085" calcext:value-type="float">
            <text:p>108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8336" calcext:value-type="float">
            <text:p>22399,98336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1406" calcext:value-type="float">
            <text:p>22500,0140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9064" calcext:value-type="float">
            <text:p>22599,99064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036" calcext:value-type="float">
            <text:p>22700,0036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8866" calcext:value-type="float">
            <text:p>22799,9886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164" calcext:value-type="float">
            <text:p>22899,99164</text:p>
          </table:table-cell>
          <table:table-cell office:value-type="float" office:value="1064" calcext:value-type="float">
            <text:p>106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1886" calcext:value-type="float">
            <text:p>23000,01886</text:p>
          </table:table-cell>
          <table:table-cell office:value-type="float" office:value="1086" calcext:value-type="float">
            <text:p>108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8608" calcext:value-type="float">
            <text:p>23099,98608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367" calcext:value-type="float">
            <text:p>23200,0367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9832" calcext:value-type="float">
            <text:p>23299,99832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9834" calcext:value-type="float">
            <text:p>23399,99834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0044" calcext:value-type="float">
            <text:p>23500,00044</text:p>
          </table:table-cell>
          <table:table-cell office:value-type="float" office:value="1086" calcext:value-type="float">
            <text:p>108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600.00426" calcext:value-type="float">
            <text:p>23600,00426</text:p>
          </table:table-cell>
          <table:table-cell office:value-type="float" office:value="1076" calcext:value-type="float">
            <text:p>107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0372" calcext:value-type="float">
            <text:p>23700,00372</text:p>
          </table:table-cell>
          <table:table-cell office:value-type="float" office:value="1093" calcext:value-type="float">
            <text:p>109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9512" calcext:value-type="float">
            <text:p>23799,99512</text:p>
          </table:table-cell>
          <table:table-cell office:value-type="float" office:value="1086" calcext:value-type="float">
            <text:p>108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8386" calcext:value-type="float">
            <text:p>23900,08386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8828" calcext:value-type="float">
            <text:p>23999,98828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0216" calcext:value-type="float">
            <text:p>24100,00216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9612" calcext:value-type="float">
            <text:p>24199,99612</text:p>
          </table:table-cell>
          <table:table-cell office:value-type="float" office:value="1065" calcext:value-type="float">
            <text:p>106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9482" calcext:value-type="float">
            <text:p>24299,99482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3324" calcext:value-type="float">
            <text:p>24400,03324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8796" calcext:value-type="float">
            <text:p>24499,98796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8076" calcext:value-type="float">
            <text:p>24599,9807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0558" calcext:value-type="float">
            <text:p>24700,00558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9312" calcext:value-type="float">
            <text:p>24799,99312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1128" calcext:value-type="float">
            <text:p>24900,01128</text:p>
          </table:table-cell>
          <table:table-cell office:value-type="float" office:value="1051" calcext:value-type="float">
            <text:p>1051</text:p>
          </table:table-cell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0932" calcext:value-type="float">
            <text:p>25000,00932</text:p>
          </table:table-cell>
          <table:table-cell office:value-type="float" office:value="1067" calcext:value-type="float">
            <text:p>1067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8952" calcext:value-type="float">
            <text:p>25099,98952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1144" calcext:value-type="float">
            <text:p>25200,01144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8816" calcext:value-type="float">
            <text:p>25299,98816</text:p>
          </table:table-cell>
          <table:table-cell office:value-type="float" office:value="1085" calcext:value-type="float">
            <text:p>108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9422" calcext:value-type="float">
            <text:p>25399,99422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5166" calcext:value-type="float">
            <text:p>25500,05166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8778" calcext:value-type="float">
            <text:p>25599,98778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195" calcext:value-type="float">
            <text:p>25700,0195</text:p>
          </table:table-cell>
          <table:table-cell office:value-type="float" office:value="1085" calcext:value-type="float">
            <text:p>1085</text:p>
          </table:table-cell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9944" calcext:value-type="float">
            <text:p>25799,9994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3176" calcext:value-type="float">
            <text:p>25900,0317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8828" calcext:value-type="float">
            <text:p>25999,98828</text:p>
          </table:table-cell>
          <table:table-cell office:value-type="float" office:value="1058" calcext:value-type="float">
            <text:p>1058</text:p>
          </table:table-cell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922" calcext:value-type="float">
            <text:p>26099,9922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0144" calcext:value-type="float">
            <text:p>26200,0014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9322" calcext:value-type="float">
            <text:p>26299,99322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338" calcext:value-type="float">
            <text:p>26400,0338</text:p>
          </table:table-cell>
          <table:table-cell office:value-type="float" office:value="1057" calcext:value-type="float">
            <text:p>1057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8894" calcext:value-type="float">
            <text:p>26499,98894</text:p>
          </table:table-cell>
          <table:table-cell office:value-type="float" office:value="1083" calcext:value-type="float">
            <text:p>108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9482" calcext:value-type="float">
            <text:p>26599,99482</text:p>
          </table:table-cell>
          <table:table-cell office:value-type="float" office:value="1088" calcext:value-type="float">
            <text:p>1088</text:p>
          </table:table-cell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2564" calcext:value-type="float">
            <text:p>26700,02564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800.04734" calcext:value-type="float">
            <text:p>26800,04734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9104" calcext:value-type="float">
            <text:p>26899,99104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8796" calcext:value-type="float">
            <text:p>26999,98796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918" calcext:value-type="float">
            <text:p>27099,9918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9092" calcext:value-type="float">
            <text:p>27199,99092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8628" calcext:value-type="float">
            <text:p>27299,98628</text:p>
          </table:table-cell>
          <table:table-cell office:value-type="float" office:value="1091" calcext:value-type="float">
            <text:p>1091</text:p>
          </table:table-cell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9194" calcext:value-type="float">
            <text:p>27399,99194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0066" calcext:value-type="float">
            <text:p>27500,00066</text:p>
          </table:table-cell>
          <table:table-cell office:value-type="float" office:value="1064" calcext:value-type="float">
            <text:p>106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8936" calcext:value-type="float">
            <text:p>27599,98936</text:p>
          </table:table-cell>
          <table:table-cell office:value-type="float" office:value="1064" calcext:value-type="float">
            <text:p>106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881" calcext:value-type="float">
            <text:p>27699,9881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9228" calcext:value-type="float">
            <text:p>27799,99228</text:p>
          </table:table-cell>
          <table:table-cell office:value-type="float" office:value="1094" calcext:value-type="float">
            <text:p>109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8642" calcext:value-type="float">
            <text:p>27899,98642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0556" calcext:value-type="float">
            <text:p>28000,00556</text:p>
          </table:table-cell>
          <table:table-cell office:value-type="float" office:value="1094" calcext:value-type="float">
            <text:p>109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0746" calcext:value-type="float">
            <text:p>28100,00746</text:p>
          </table:table-cell>
          <table:table-cell office:value-type="float" office:value="1087" calcext:value-type="float">
            <text:p>1087</text:p>
          </table:table-cell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114" calcext:value-type="float">
            <text:p>28199,99114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2376" calcext:value-type="float">
            <text:p>28300,02376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8846" calcext:value-type="float">
            <text:p>28399,98846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9006" calcext:value-type="float">
            <text:p>28499,99006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8916" calcext:value-type="float">
            <text:p>28599,98916</text:p>
          </table:table-cell>
          <table:table-cell office:value-type="float" office:value="1052" calcext:value-type="float">
            <text:p>105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3224" calcext:value-type="float">
            <text:p>28700,03224</text:p>
          </table:table-cell>
          <table:table-cell office:value-type="float" office:value="1064" calcext:value-type="float">
            <text:p>106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127" calcext:value-type="float">
            <text:p>28800,0127</text:p>
          </table:table-cell>
          <table:table-cell office:value-type="float" office:value="1064" calcext:value-type="float">
            <text:p>106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8798" calcext:value-type="float">
            <text:p>28899,98798</text:p>
          </table:table-cell>
          <table:table-cell office:value-type="float" office:value="1090" calcext:value-type="float">
            <text:p>1090</text:p>
          </table:table-cell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313" calcext:value-type="float">
            <text:p>29000,0313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1082" calcext:value-type="float">
            <text:p>29100,01082</text:p>
          </table:table-cell>
          <table:table-cell office:value-type="float" office:value="1094" calcext:value-type="float">
            <text:p>109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1328" calcext:value-type="float">
            <text:p>29200,01328</text:p>
          </table:table-cell>
          <table:table-cell office:value-type="float" office:value="1065" calcext:value-type="float">
            <text:p>106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1244" calcext:value-type="float">
            <text:p>29300,01244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9116" calcext:value-type="float">
            <text:p>29399,99116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2636" calcext:value-type="float">
            <text:p>29500,02636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0506" calcext:value-type="float">
            <text:p>29600,00506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098" calcext:value-type="float">
            <text:p>29700,0098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2836" calcext:value-type="float">
            <text:p>29800,0283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1562" calcext:value-type="float">
            <text:p>29900,01562</text:p>
          </table:table-cell>
          <table:table-cell office:value-type="float" office:value="1064" calcext:value-type="float">
            <text:p>106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2826" calcext:value-type="float">
            <text:p>30000,02826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0134" calcext:value-type="float">
            <text:p>30100,00134</text:p>
          </table:table-cell>
          <table:table-cell office:value-type="float" office:value="1032" calcext:value-type="float">
            <text:p>103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0246" calcext:value-type="float">
            <text:p>30200,00246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0786" calcext:value-type="float">
            <text:p>30300,0078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146" calcext:value-type="float">
            <text:p>30400,0146</text:p>
          </table:table-cell>
          <table:table-cell office:value-type="float" office:value="1083" calcext:value-type="float">
            <text:p>108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0694" calcext:value-type="float">
            <text:p>30500,00694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0464" calcext:value-type="float">
            <text:p>30600,00464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3358" calcext:value-type="float">
            <text:p>30700,03358</text:p>
          </table:table-cell>
          <table:table-cell office:value-type="float" office:value="1060" calcext:value-type="float">
            <text:p>1060</text:p>
          </table:table-cell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0906" calcext:value-type="float">
            <text:p>30800,00906</text:p>
          </table:table-cell>
          <table:table-cell office:value-type="float" office:value="1064" calcext:value-type="float">
            <text:p>1064</text:p>
          </table:table-cell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9166" calcext:value-type="float">
            <text:p>30899,99166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1058" calcext:value-type="float">
            <text:p>31000,01058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918" calcext:value-type="float">
            <text:p>31099,991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2134" calcext:value-type="float">
            <text:p>31200,0213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8726" calcext:value-type="float">
            <text:p>31299,98726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8566" calcext:value-type="float">
            <text:p>31399,98566</text:p>
          </table:table-cell>
          <table:table-cell office:value-type="float" office:value="1087" calcext:value-type="float">
            <text:p>1087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1422" calcext:value-type="float">
            <text:p>31500,01422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44" calcext:value-type="float">
            <text:p>31599,9944</text:p>
          </table:table-cell>
          <table:table-cell office:value-type="float" office:value="1086" calcext:value-type="float">
            <text:p>108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1258" calcext:value-type="float">
            <text:p>31700,01258</text:p>
          </table:table-cell>
          <table:table-cell office:value-type="float" office:value="1066" calcext:value-type="float">
            <text:p>1066</text:p>
          </table:table-cell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9744" calcext:value-type="float">
            <text:p>31799,99744</text:p>
          </table:table-cell>
          <table:table-cell office:value-type="float" office:value="1032" calcext:value-type="float">
            <text:p>103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1718" calcext:value-type="float">
            <text:p>31900,0171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9472" calcext:value-type="float">
            <text:p>31999,99472</text:p>
          </table:table-cell>
          <table:table-cell office:value-type="float" office:value="1051" calcext:value-type="float">
            <text:p>105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952" calcext:value-type="float">
            <text:p>32099,9952</text:p>
          </table:table-cell>
          <table:table-cell office:value-type="float" office:value="1065" calcext:value-type="float">
            <text:p>106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1066" calcext:value-type="float">
            <text:p>32200,01066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2254" calcext:value-type="float">
            <text:p>32300,02254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1446" calcext:value-type="float">
            <text:p>32400,01446</text:p>
          </table:table-cell>
          <table:table-cell office:value-type="float" office:value="1098" calcext:value-type="float">
            <text:p>109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9346" calcext:value-type="float">
            <text:p>32499,99346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1064" calcext:value-type="float">
            <text:p>32600,01064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9836" calcext:value-type="float">
            <text:p>32699,99836</text:p>
          </table:table-cell>
          <table:table-cell office:value-type="float" office:value="1100" calcext:value-type="float">
            <text:p>110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8334" calcext:value-type="float">
            <text:p>32799,98334</text:p>
          </table:table-cell>
          <table:table-cell office:value-type="float" office:value="1086" calcext:value-type="float">
            <text:p>108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1298" calcext:value-type="float">
            <text:p>32900,01298</text:p>
          </table:table-cell>
          <table:table-cell office:value-type="float" office:value="1068" calcext:value-type="float">
            <text:p>1068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3288" calcext:value-type="float">
            <text:p>33000,0328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9722" calcext:value-type="float">
            <text:p>33099,99722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9838" calcext:value-type="float">
            <text:p>33199,9983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8964" calcext:value-type="float">
            <text:p>33299,98964</text:p>
          </table:table-cell>
          <table:table-cell office:value-type="float" office:value="1065" calcext:value-type="float">
            <text:p>106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5698" calcext:value-type="float">
            <text:p>33400,05698</text:p>
          </table:table-cell>
          <table:table-cell office:value-type="float" office:value="1065" calcext:value-type="float">
            <text:p>106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02" calcext:value-type="float">
            <text:p>33500,002</text:p>
          </table:table-cell>
          <table:table-cell office:value-type="float" office:value="1052" calcext:value-type="float">
            <text:p>105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8862" calcext:value-type="float">
            <text:p>33599,98862</text:p>
          </table:table-cell>
          <table:table-cell office:value-type="float" office:value="1060" calcext:value-type="float">
            <text:p>106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893" calcext:value-type="float">
            <text:p>33699,9893</text:p>
          </table:table-cell>
          <table:table-cell office:value-type="float" office:value="1084" calcext:value-type="float">
            <text:p>108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0506" calcext:value-type="float">
            <text:p>33800,00506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3406" calcext:value-type="float">
            <text:p>33900,03406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9084" calcext:value-type="float">
            <text:p>33999,99084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8964" calcext:value-type="float">
            <text:p>34099,9896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8912" calcext:value-type="float">
            <text:p>34199,98912</text:p>
          </table:table-cell>
          <table:table-cell office:value-type="float" office:value="1118" calcext:value-type="float">
            <text:p>111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162" calcext:value-type="float">
            <text:p>34300,0162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2074" calcext:value-type="float">
            <text:p>34400,02074</text:p>
          </table:table-cell>
          <table:table-cell office:value-type="float" office:value="1061" calcext:value-type="float">
            <text:p>106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9168" calcext:value-type="float">
            <text:p>34499,99168</text:p>
          </table:table-cell>
          <table:table-cell office:value-type="float" office:value="1085" calcext:value-type="float">
            <text:p>108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3766" calcext:value-type="float">
            <text:p>34600,03766</text:p>
          </table:table-cell>
          <table:table-cell office:value-type="float" office:value="1066" calcext:value-type="float">
            <text:p>1066</text:p>
          </table:table-cell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3536" calcext:value-type="float">
            <text:p>34700,03536</text:p>
          </table:table-cell>
          <table:table-cell office:value-type="float" office:value="1098" calcext:value-type="float">
            <text:p>109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8746" calcext:value-type="float">
            <text:p>34799,98746</text:p>
          </table:table-cell>
          <table:table-cell office:value-type="float" office:value="1059" calcext:value-type="float">
            <text:p>1059</text:p>
          </table:table-cell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0176" calcext:value-type="float">
            <text:p>34900,00176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1186" calcext:value-type="float">
            <text:p>35000,01186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168" calcext:value-type="float">
            <text:p>35099,99168</text:p>
          </table:table-cell>
          <table:table-cell office:value-type="float" office:value="1060" calcext:value-type="float">
            <text:p>1060</text:p>
          </table:table-cell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8902" calcext:value-type="float">
            <text:p>35199,98902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0172" calcext:value-type="float">
            <text:p>35300,00172</text:p>
          </table:table-cell>
          <table:table-cell office:value-type="float" office:value="1066" calcext:value-type="float">
            <text:p>106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1552" calcext:value-type="float">
            <text:p>35400,01552</text:p>
          </table:table-cell>
          <table:table-cell office:value-type="float" office:value="1058" calcext:value-type="float">
            <text:p>1058</text:p>
          </table:table-cell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8112" calcext:value-type="float">
            <text:p>35499,98112</text:p>
          </table:table-cell>
          <table:table-cell office:value-type="float" office:value="1058" calcext:value-type="float">
            <text:p>1058</text:p>
          </table:table-cell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9106" calcext:value-type="float">
            <text:p>35599,99106</text:p>
          </table:table-cell>
          <table:table-cell office:value-type="float" office:value="1115" calcext:value-type="float">
            <text:p>1115</text:p>
          </table:table-cell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99.99618" calcext:value-type="float">
            <text:p>35699,99618</text:p>
          </table:table-cell>
          <table:table-cell office:value-type="float" office:value="1092" calcext:value-type="float">
            <text:p>1092</text:p>
          </table:table-cell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9234" calcext:value-type="float">
            <text:p>35799,99234</text:p>
          </table:table-cell>
          <table:table-cell office:value-type="float" office:value="1076" calcext:value-type="float">
            <text:p>107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9104" calcext:value-type="float">
            <text:p>35899,99104</text:p>
          </table:table-cell>
          <table:table-cell office:value-type="float" office:value="1066" calcext:value-type="float">
            <text:p>1066</text:p>
          </table:table-cell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0026" calcext:value-type="float">
            <text:p>36000,00026</text:p>
          </table:table-cell>
          <table:table-cell office:value-type="float" office:value="1092" calcext:value-type="float">
            <text:p>1092</text:p>
          </table:table-cell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9532" calcext:value-type="float">
            <text:p>36099,99532</text:p>
          </table:table-cell>
          <table:table-cell office:value-type="float" office:value="1053" calcext:value-type="float">
            <text:p>1053</text:p>
          </table:table-cell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0698" calcext:value-type="float">
            <text:p>36200,00698</text:p>
          </table:table-cell>
          <table:table-cell office:value-type="float" office:value="1062" calcext:value-type="float">
            <text:p>1062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844" calcext:value-type="float">
            <text:p>36299,9844</text:p>
          </table:table-cell>
          <table:table-cell office:value-type="float" office:value="1065" calcext:value-type="float">
            <text:p>1065</text:p>
          </table:table-cell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9612" calcext:value-type="float">
            <text:p>36399,99612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0824" calcext:value-type="float">
            <text:p>36500,00824</text:p>
          </table:table-cell>
          <table:table-cell office:value-type="float" office:value="1064" calcext:value-type="float">
            <text:p>106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9302" calcext:value-type="float">
            <text:p>36599,99302</text:p>
          </table:table-cell>
          <table:table-cell office:value-type="float" office:value="1066" calcext:value-type="float">
            <text:p>1066</text:p>
          </table:table-cell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700.02596" calcext:value-type="float">
            <text:p>36700,02596</text:p>
          </table:table-cell>
          <table:table-cell office:value-type="float" office:value="1091" calcext:value-type="float">
            <text:p>1091</text:p>
          </table:table-cell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945" calcext:value-type="float">
            <text:p>36799,9945</text:p>
          </table:table-cell>
          <table:table-cell office:value-type="float" office:value="1091" calcext:value-type="float">
            <text:p>1091</text:p>
          </table:table-cell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2906" calcext:value-type="float">
            <text:p>36900,02906</text:p>
          </table:table-cell>
          <table:table-cell office:value-type="float" office:value="1075" calcext:value-type="float">
            <text:p>1075</text:p>
          </table:table-cell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8796" calcext:value-type="float">
            <text:p>36999,98796</text:p>
          </table:table-cell>
          <table:table-cell office:value-type="float" office:value="1075" calcext:value-type="float">
            <text:p>1075</text:p>
          </table:table-cell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9484" calcext:value-type="float">
            <text:p>37099,9948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107" calcext:value-type="float">
            <text:p>37200,0107</text:p>
          </table:table-cell>
          <table:table-cell office:value-type="float" office:value="1088" calcext:value-type="float">
            <text:p>1088</text:p>
          </table:table-cell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9608" calcext:value-type="float">
            <text:p>37299,99608</text:p>
          </table:table-cell>
          <table:table-cell office:value-type="float" office:value="1076" calcext:value-type="float">
            <text:p>1076</text:p>
          </table:table-cell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2218" calcext:value-type="float">
            <text:p>37400,02218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8714" calcext:value-type="float">
            <text:p>37499,98714</text:p>
          </table:table-cell>
          <table:table-cell office:value-type="float" office:value="1092" calcext:value-type="float">
            <text:p>1092</text:p>
          </table:table-cell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9344" calcext:value-type="float">
            <text:p>37599,99344</text:p>
          </table:table-cell>
          <table:table-cell office:value-type="float" office:value="1060" calcext:value-type="float">
            <text:p>1060</text:p>
          </table:table-cell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167" calcext:value-type="float">
            <text:p>37700,0167</text:p>
          </table:table-cell>
          <table:table-cell office:value-type="float" office:value="1106" calcext:value-type="float">
            <text:p>110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4044" calcext:value-type="float">
            <text:p>37800,04044</text:p>
          </table:table-cell>
          <table:table-cell office:value-type="float" office:value="1088" calcext:value-type="float">
            <text:p>1088</text:p>
          </table:table-cell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1002" calcext:value-type="float">
            <text:p>37900,01002</text:p>
          </table:table-cell>
          <table:table-cell office:value-type="float" office:value="1082" calcext:value-type="float">
            <text:p>108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9176" calcext:value-type="float">
            <text:p>37999,99176</text:p>
          </table:table-cell>
          <table:table-cell office:value-type="float" office:value="1104" calcext:value-type="float">
            <text:p>1104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9372" calcext:value-type="float">
            <text:p>38099,99372</text:p>
          </table:table-cell>
          <table:table-cell office:value-type="float" office:value="1079" calcext:value-type="float">
            <text:p>1079</text:p>
          </table:table-cell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8654" calcext:value-type="float">
            <text:p>38199,98654</text:p>
          </table:table-cell>
          <table:table-cell office:value-type="float" office:value="1096" calcext:value-type="float">
            <text:p>1096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8646" calcext:value-type="float">
            <text:p>38299,98646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1498" calcext:value-type="float">
            <text:p>38400,0149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8638" calcext:value-type="float">
            <text:p>38499,98638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1414" calcext:value-type="float">
            <text:p>38600,01414</text:p>
          </table:table-cell>
          <table:table-cell office:value-type="float" office:value="1092" calcext:value-type="float">
            <text:p>1092</text:p>
          </table:table-cell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8886" calcext:value-type="float">
            <text:p>38699,98886</text:p>
          </table:table-cell>
          <table:table-cell office:value-type="float" office:value="1110" calcext:value-type="float">
            <text:p>111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8702" calcext:value-type="float">
            <text:p>38799,98702</text:p>
          </table:table-cell>
          <table:table-cell office:value-type="float" office:value="1059" calcext:value-type="float">
            <text:p>1059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9464" calcext:value-type="float">
            <text:p>38899,99464</text:p>
          </table:table-cell>
          <table:table-cell office:value-type="float" office:value="1092" calcext:value-type="float">
            <text:p>1092</text:p>
          </table:table-cell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992" calcext:value-type="float">
            <text:p>38999,9992</text:p>
          </table:table-cell>
          <table:table-cell office:value-type="float" office:value="1106" calcext:value-type="float">
            <text:p>110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5522" calcext:value-type="float">
            <text:p>39100,05522</text:p>
          </table:table-cell>
          <table:table-cell office:value-type="float" office:value="1045" calcext:value-type="float">
            <text:p>104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8134" calcext:value-type="float">
            <text:p>39199,98134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9178" calcext:value-type="float">
            <text:p>39299,99178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8564" calcext:value-type="float">
            <text:p>39399,98564</text:p>
          </table:table-cell>
          <table:table-cell office:value-type="float" office:value="1062" calcext:value-type="float">
            <text:p>1062</text:p>
          </table:table-cell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9154" calcext:value-type="float">
            <text:p>39499,99154</text:p>
          </table:table-cell>
          <table:table-cell office:value-type="float" office:value="1062" calcext:value-type="float">
            <text:p>1062</text:p>
          </table:table-cell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087" calcext:value-type="float">
            <text:p>39600,0087</text:p>
          </table:table-cell>
          <table:table-cell office:value-type="float" office:value="1071" calcext:value-type="float">
            <text:p>1071</text:p>
          </table:table-cell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700.00356" calcext:value-type="float">
            <text:p>39700,00356</text:p>
          </table:table-cell>
          <table:table-cell office:value-type="float" office:value="1090" calcext:value-type="float">
            <text:p>1090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1294" calcext:value-type="float">
            <text:p>39800,01294</text:p>
          </table:table-cell>
          <table:table-cell office:value-type="float" office:value="1093" calcext:value-type="float">
            <text:p>1093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9252" calcext:value-type="float">
            <text:p>39899,99252</text:p>
          </table:table-cell>
          <table:table-cell office:value-type="float" office:value="1089" calcext:value-type="float">
            <text:p>1089</text:p>
          </table:table-cell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9388" calcext:value-type="float">
            <text:p>39999,99388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555" calcext:value-type="float">
            <text:p>40100,0555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200.00022" calcext:value-type="float">
            <text:p>40200,00022</text:p>
          </table:table-cell>
          <table:table-cell office:value-type="float" office:value="1061" calcext:value-type="float">
            <text:p>1061</text:p>
          </table:table-cell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300.01014" calcext:value-type="float">
            <text:p>40300,01014</text:p>
          </table:table-cell>
          <table:table-cell office:value-type="float" office:value="1078" calcext:value-type="float">
            <text:p>1078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99.986" calcext:value-type="float">
            <text:p>40399,986</text:p>
          </table:table-cell>
          <table:table-cell office:value-type="float" office:value="1041" calcext:value-type="float">
            <text:p>1041</text:p>
          </table:table-cell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9064" calcext:value-type="float">
            <text:p>40499,99064</text:p>
          </table:table-cell>
          <table:table-cell office:value-type="float" office:value="1071" calcext:value-type="float">
            <text:p>107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8594" calcext:value-type="float">
            <text:p>40599,98594</text:p>
          </table:table-cell>
          <table:table-cell office:value-type="float" office:value="1062" calcext:value-type="float">
            <text:p>106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876" calcext:value-type="float">
            <text:p>40699,9876</text:p>
          </table:table-cell>
          <table:table-cell office:value-type="float" office:value="1092" calcext:value-type="float">
            <text:p>1092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1376" calcext:value-type="float">
            <text:p>40800,01376</text:p>
          </table:table-cell>
          <table:table-cell office:value-type="float" office:value="1095" calcext:value-type="float">
            <text:p>109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900.0283" calcext:value-type="float">
            <text:p>40900,0283</text:p>
          </table:table-cell>
          <table:table-cell office:value-type="float" office:value="1076" calcext:value-type="float">
            <text:p>1076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000.03132" calcext:value-type="float">
            <text:p>41000,03132</text:p>
          </table:table-cell>
          <table:table-cell office:value-type="float" office:value="1088" calcext:value-type="float">
            <text:p>108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100.00168" calcext:value-type="float">
            <text:p>41100,00168</text:p>
          </table:table-cell>
          <table:table-cell office:value-type="float" office:value="1075" calcext:value-type="float">
            <text:p>1075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324" calcext:value-type="float">
            <text:p>41200,0324</text:p>
          </table:table-cell>
          <table:table-cell office:value-type="float" office:value="1076" calcext:value-type="float">
            <text:p>1076</text:p>
          </table:table-cell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891" calcext:value-type="float">
            <text:p>41299,9891</text:p>
          </table:table-cell>
          <table:table-cell office:value-type="float" office:value="1091" calcext:value-type="float">
            <text:p>1091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7934" calcext:value-type="float">
            <text:p>41399,97934</text:p>
          </table:table-cell>
          <table:table-cell office:value-type="float" office:value="1058" calcext:value-type="float">
            <text:p>1058</text:p>
          </table:table-cell>
          <table:table-cell office:value-type="float" office:value="5767" calcext:value-type="float">
            <text:p>57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12:35.722624237</dc:date>
    <meta:editing-duration>PT1M12S</meta:editing-duration>
    <meta:editing-cycles>1</meta:editing-cycles>
    <meta:document-statistic meta:table-count="1" meta:cell-count="1636" meta:object-count="0"/>
    <meta:generator>LibreOffice/5.1.6.2$Linux_X86_64 LibreOffice_project/10m0$Build-2</meta:generator>
  </office:meta>
</office:document-meta>
</file>